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4518" officeooo:paragraph-rsid="001c4518" style:font-weight-asian="bold" style:font-weight-complex="bold"/>
    </style:style>
    <style:style style:name="P2" style:family="paragraph" style:parent-style-name="Standard">
      <style:text-properties fo:font-weight="bold" officeooo:rsid="0021dbc4" officeooo:paragraph-rsid="0021dbc4" style:font-weight-asian="bold" style:font-weight-complex="bold"/>
    </style:style>
    <style:style style:name="P3" style:family="paragraph" style:parent-style-name="Standard">
      <style:text-properties fo:font-weight="bold" officeooo:rsid="001a095c" officeooo:paragraph-rsid="001a095c" style:font-weight-asian="bold" style:font-weight-complex="bold"/>
    </style:style>
    <style:style style:name="P4" style:family="paragraph" style:parent-style-name="Standard">
      <style:text-properties fo:font-weight="bold" officeooo:rsid="0030525c" officeooo:paragraph-rsid="0030525c" style:font-weight-asian="bold" style:font-weight-complex="bold"/>
    </style:style>
    <style:style style:name="P5" style:family="paragraph" style:parent-style-name="Standard">
      <style:text-properties fo:font-weight="normal" officeooo:rsid="001a095c" officeooo:paragraph-rsid="001a095c" style:font-weight-asian="normal" style:font-weight-complex="normal"/>
    </style:style>
    <style:style style:name="P6" style:family="paragraph" style:parent-style-name="Standard">
      <style:text-properties fo:font-weight="normal" officeooo:rsid="001a095c" officeooo:paragraph-rsid="001ad2a9" style:font-weight-asian="normal" style:font-weight-complex="normal"/>
    </style:style>
    <style:style style:name="P7" style:family="paragraph" style:parent-style-name="Standard">
      <style:text-properties fo:font-weight="normal" officeooo:rsid="001a095c" officeooo:paragraph-rsid="0027f0fa" style:font-weight-asian="normal" style:font-weight-complex="normal"/>
    </style:style>
    <style:style style:name="P8" style:family="paragraph" style:parent-style-name="Standard">
      <style:text-properties fo:font-weight="normal" officeooo:rsid="001ad2a9" officeooo:paragraph-rsid="001ad2a9" style:font-weight-asian="normal" style:font-weight-complex="normal"/>
    </style:style>
    <style:style style:name="P9" style:family="paragraph" style:parent-style-name="Standard">
      <style:text-properties fo:font-weight="normal" officeooo:rsid="001c4518" officeooo:paragraph-rsid="001c4518" style:font-weight-asian="normal" style:font-weight-complex="normal"/>
    </style:style>
    <style:style style:name="P10" style:family="paragraph" style:parent-style-name="Standard">
      <style:text-properties fo:font-weight="normal" officeooo:rsid="001d357c" officeooo:paragraph-rsid="001d357c" style:font-weight-asian="normal" style:font-weight-complex="normal"/>
    </style:style>
    <style:style style:name="P11" style:family="paragraph" style:parent-style-name="Standard">
      <style:text-properties fo:font-weight="normal" officeooo:rsid="001d357c" officeooo:paragraph-rsid="001f4638" style:font-weight-asian="normal" style:font-weight-complex="normal"/>
    </style:style>
    <style:style style:name="P12" style:family="paragraph" style:parent-style-name="Standard">
      <style:text-properties fo:font-weight="normal" officeooo:rsid="0020b06c" officeooo:paragraph-rsid="0020b06c" style:font-weight-asian="normal" style:font-weight-complex="normal"/>
    </style:style>
    <style:style style:name="P13" style:family="paragraph" style:parent-style-name="Standard">
      <style:text-properties fo:font-weight="normal" officeooo:rsid="0020b06c" officeooo:paragraph-rsid="0021dbc4" style:font-weight-asian="normal" style:font-weight-complex="normal"/>
    </style:style>
    <style:style style:name="P14" style:family="paragraph" style:parent-style-name="Standard">
      <style:text-properties fo:font-weight="normal" officeooo:rsid="0030525c" officeooo:paragraph-rsid="0030525c" style:font-weight-asian="normal" style:font-weight-complex="normal"/>
    </style:style>
    <style:style style:name="P15" style:family="paragraph" style:parent-style-name="Standard">
      <style:text-properties fo:font-weight="normal" officeooo:rsid="003210af" officeooo:paragraph-rsid="003210af" style:font-weight-asian="normal" style:font-weight-complex="normal"/>
    </style:style>
    <style:style style:name="P16" style:family="paragraph" style:parent-style-name="Standard">
      <style:text-properties fo:font-weight="normal" officeooo:rsid="002542f4" officeooo:paragraph-rsid="002542f4" fo:background-color="#fffff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a095c" officeooo:paragraph-rsid="001a095c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0pt" fo:font-weight="bold" officeooo:rsid="0020b06c" officeooo:paragraph-rsid="0020b06c" style:font-size-asian="10pt" style:font-weight-asian="bold" style:font-size-complex="10pt" style:font-weight-complex="bold"/>
    </style:style>
    <style:style style:name="P19" style:family="paragraph" style:parent-style-name="Standard">
      <style:text-properties style:text-line-through-style="none" style:text-line-through-type="none" fo:font-weight="normal" officeooo:rsid="001c4518" officeooo:paragraph-rsid="001c4518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fo:font-weight="normal" officeooo:rsid="001d357c" officeooo:paragraph-rsid="001d357c" style:font-weight-asian="normal" style:font-weight-complex="normal"/>
    </style:style>
    <style:style style:name="P21" style:family="paragraph" style:parent-style-name="Standard">
      <style:text-properties style:text-line-through-style="none" style:text-line-through-type="none" fo:font-weight="normal" officeooo:rsid="001f4638" officeooo:paragraph-rsid="001f4638" style:font-weight-asian="normal" style:font-weight-complex="normal"/>
    </style:style>
    <style:style style:name="P22" style:family="paragraph" style:parent-style-name="Standard">
      <style:text-properties style:text-line-through-style="none" style:text-line-through-type="none" fo:font-weight="normal" officeooo:rsid="0020b06c" officeooo:paragraph-rsid="0020b06c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1ad2a9" officeooo:paragraph-rsid="0027f0fa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normal" officeooo:rsid="002a5157" officeooo:paragraph-rsid="002a5157" fo:background-color="#ffffff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font-weight="normal" officeooo:rsid="002b8e5d" officeooo:paragraph-rsid="002b8e5d" fo:background-color="#ffffff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2b8e5d" officeooo:paragraph-rsid="002bdc02" fo:background-color="#ffffff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font-weight="normal" officeooo:rsid="0028df6e" officeooo:paragraph-rsid="0028df6e" fo:background-color="#ffffff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font-weight="normal" officeooo:rsid="002542f4" officeooo:paragraph-rsid="002542f4" fo:background-color="#ffffff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font-weight="normal" officeooo:rsid="002a27e1" officeooo:paragraph-rsid="002a27e1" fo:background-color="#ffffff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2637fe" officeooo:paragraph-rsid="002637fe" fo:background-color="#ffffff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2637fe" officeooo:paragraph-rsid="002f77d2" fo:background-color="#ffffff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2f77d2" officeooo:paragraph-rsid="002f77d2" fo:background-color="#ffffff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fo:font-weight="normal" officeooo:rsid="001ad2a9" officeooo:paragraph-rsid="0027f0fa" fo:background-color="#ffffff" style:font-weight-asian="normal" style:font-weight-complex="normal"/>
    </style:style>
    <style:style style:name="P34" style:family="paragraph" style:parent-style-name="Standard">
      <style:text-properties style:text-line-through-style="none" style:text-line-through-type="none" fo:font-weight="normal" officeooo:rsid="0030525c" officeooo:paragraph-rsid="0030525c" fo:background-color="#ffffff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fo:font-weight="normal" officeooo:rsid="0020b06c" officeooo:paragraph-rsid="0020b06c" fo:background-color="#fff200" style:font-weight-asian="normal" style:font-weight-complex="normal"/>
    </style:style>
    <style:style style:name="P36" style:family="paragraph" style:parent-style-name="Standard">
      <style:text-properties style:text-line-through-style="none" style:text-line-through-type="none" fo:font-weight="normal" officeooo:rsid="002e041c" officeooo:paragraph-rsid="002e041c" fo:background-color="#fff200" style:font-weight-asian="normal" style:font-weight-complex="normal"/>
    </style:style>
    <style:style style:name="P37" style:family="paragraph" style:parent-style-name="Standard">
      <style:text-properties style:text-line-through-style="none" style:text-line-through-type="none" fo:font-weight="bold" officeooo:rsid="001d357c" officeooo:paragraph-rsid="001d357c" style:font-weight-asian="bold" style:font-weight-complex="bold"/>
    </style:style>
    <style:style style:name="P38" style:family="paragraph" style:parent-style-name="Standard">
      <style:text-properties style:text-line-through-style="none" style:text-line-through-type="none" fo:font-weight="bold" officeooo:rsid="002a5157" officeooo:paragraph-rsid="002a5157" fo:background-color="#ffffff" style:font-weight-asian="bold" style:font-weight-complex="bold"/>
    </style:style>
    <style:style style:name="P39" style:family="paragraph" style:parent-style-name="Standard">
      <style:text-properties style:text-line-through-style="none" style:text-line-through-type="none" fo:font-weight="bold" officeooo:rsid="0024d923" officeooo:paragraph-rsid="0024d923" fo:background-color="#ffffff" style:font-weight-asian="bold" style:font-weight-complex="bold"/>
    </style:style>
    <style:style style:name="P40" style:family="paragraph" style:parent-style-name="Standard" style:list-style-name="L1">
      <style:text-properties style:text-line-through-style="none" style:text-line-through-type="none" fo:font-weight="normal" officeooo:rsid="002a5157" officeooo:paragraph-rsid="002a5157" fo:background-color="#ffffff" style:font-weight-asian="normal" style:font-weight-complex="normal"/>
    </style:style>
    <style:style style:name="P41" style:family="paragraph" style:parent-style-name="Standard">
      <style:text-properties style:text-line-through-style="none" style:text-line-through-type="none" fo:font-weight="normal" officeooo:rsid="00340e81" officeooo:paragraph-rsid="00340e81" fo:background-color="#ffffff" style:font-weight-asian="normal" style:font-weight-complex="normal"/>
    </style:style>
    <style:style style:name="P42" style:family="paragraph" style:parent-style-name="Standard">
      <style:text-properties style:text-line-through-style="none" style:text-line-through-type="none" fo:font-weight="normal" officeooo:rsid="0035f41e" officeooo:paragraph-rsid="0035f41e" fo:background-color="#ffffff" style:font-weight-asian="normal" style:font-weight-complex="normal"/>
    </style:style>
    <style:style style:name="P43" style:family="paragraph" style:parent-style-name="Standard">
      <style:text-properties style:text-line-through-style="none" style:text-line-through-type="none" fo:font-weight="normal" officeooo:rsid="0036e40d" officeooo:paragraph-rsid="0036e40d" fo:background-color="#ffffff" style:font-weight-asian="normal" style:font-weight-complex="normal"/>
    </style:style>
    <style:style style:name="P44" style:family="paragraph" style:parent-style-name="Standard">
      <style:text-properties style:text-line-through-style="none" style:text-line-through-type="none" fo:font-weight="bold" officeooo:rsid="00340e81" officeooo:paragraph-rsid="00340e81" fo:background-color="#ffffff" style:font-weight-asian="bold" style:font-weight-complex="bold"/>
    </style:style>
    <style:style style:name="T1" style:family="text">
      <style:text-properties officeooo:rsid="001ad2a9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ad2a9" fo:background-color="#fff200" loext:char-shading-value="0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fo:background-color="#fff200" loext:char-shading-value="0"/>
    </style:style>
    <style:style style:name="T7" style:family="text">
      <style:text-properties style:text-line-through-style="none" style:text-line-through-type="none" officeooo:rsid="0021dbc4" fo:background-color="#fff200" loext:char-shading-value="0"/>
    </style:style>
    <style:style style:name="T8" style:family="text">
      <style:text-properties style:text-line-through-style="none" style:text-line-through-type="none" officeooo:rsid="001f4638"/>
    </style:style>
    <style:style style:name="T9" style:family="text">
      <style:text-properties style:text-line-through-style="none" style:text-line-through-type="none" officeooo:rsid="0021dbc4"/>
    </style:style>
    <style:style style:name="T10" style:family="text">
      <style:text-properties style:text-line-through-style="none" style:text-line-through-type="none" officeooo:rsid="001d357c"/>
    </style:style>
    <style:style style:name="T11" style:family="text">
      <style:text-properties style:text-line-through-style="none" style:text-line-through-type="none" officeooo:rsid="002637fe" fo:background-color="#ffffff" loext:char-shading-value="0"/>
    </style:style>
    <style:style style:name="T12" style:family="text">
      <style:text-properties style:text-line-through-style="none" style:text-line-through-type="none" officeooo:rsid="0028df6e"/>
    </style:style>
    <style:style style:name="T13" style:family="text">
      <style:text-properties officeooo:rsid="002637fe"/>
    </style:style>
    <style:style style:name="T14" style:family="text">
      <style:text-properties officeooo:rsid="001d357c"/>
    </style:style>
    <style:style style:name="T15" style:family="text">
      <style:text-properties officeooo:rsid="0027f0fa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2a5157"/>
    </style:style>
    <style:style style:name="T18" style:family="text">
      <style:text-properties fo:background-color="#fff685" loext:char-shading-value="0"/>
    </style:style>
    <style:style style:name="T19" style:family="text">
      <style:text-properties officeooo:rsid="002f77d2" fo:background-color="#fff685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ubernetes Commands</text:p>
      <text:p text:style-name="P3"/>
      <text:p text:style-name="P4">MiniKube</text:p>
      <text:p text:style-name="P5"/>
      <text:p text:style-name="P14">minikube service {Service-name} –url</text:p>
      <text:p text:style-name="P14">minikube ip</text:p>
      <text:p text:style-name="P5"/>
      <text:p text:style-name="P5">kubectl cluster-info</text:p>
      <text:p text:style-name="P5"/>
      <text:p text:style-name="P15">kubectl get all</text:p>
      <text:p text:style-name="P5"/>
      <text:p text:style-name="P2">Pod</text:p>
      <text:p text:style-name="P5"/>
      <text:p text:style-name="P5">kubectl run <text:span text:style-name="T3">podname</text:span> –image=nginx --<text:span text:style-name="T1">genrator=run-pod/v1</text:span></text:p>
      <text:p text:style-name="P5">kubectl get pods -<text:span text:style-name="T1">o wide</text:span></text:p>
      <text:p text:style-name="P6">kubectl get pod <text:span text:style-name="T3">podname</text:span> -<text:span text:style-name="T1">o wide</text:span></text:p>
      <text:p text:style-name="P5">kubectl describe pods</text:p>
      <text:p text:style-name="P8">kubectl describe pod <text:span text:style-name="T2">podname</text:span></text:p>
      <text:p text:style-name="P13"><text:span text:style-name="T4">kubectl delete </text:span><text:span text:style-name="T9">pod</text:span><text:span text:style-name="T4"> </text:span><text:span text:style-name="T7">pod</text:span><text:span text:style-name="T6">-name</text:span></text:p>
      <text:p text:style-name="P5"/>
      <text:p text:style-name="P5"><text:span text:style-name="Source_20_Text">kubectl get pod </text:span><text:span text:style-name="Source_20_Text"><text:span text:style-name="T2">&lt;pod-name&gt;</text:span></text:span><text:span text:style-name="Source_20_Text"> -o yaml &gt; pod-definition.yaml</text:span></text:p>
      <text:p text:style-name="P5"><text:span text:style-name="Source_20_Text">kubectl edit pod </text:span><text:span text:style-name="Source_20_Text"><text:span text:style-name="T2">&lt;pod-name&gt;</text:span></text:span><text:span text:style-name="Source_20_Text"> command to edit pod properties.</text:span></text:p>
      <text:p text:style-name="P5"/>
      <text:p text:style-name="P1">ReplicaController</text:p>
      <text:p text:style-name="P9"/>
      <text:p text:style-name="P9">kubectl create <text:span text:style-name="T5">-f replica-</text:span><text:span text:style-name="T4">controller-definition.yml</text:span></text:p>
      <text:p text:style-name="P19">kubectl get replicacontroller</text:p>
      <text:p text:style-name="P19"/>
      <text:p text:style-name="P10"><text:span text:style-name="T4">Note: <text:s/></text:span><text:span text:style-name="T6">selector</text:span><text:span text:style-name="T4"> is optional for ReplicaController</text:span></text:p>
      <text:p text:style-name="P20"/>
      <text:p text:style-name="P37">ReplicaSet</text:p>
      <text:p text:style-name="P20"/>
      <text:p text:style-name="P20">kubectl create -f replica-set-definition.yml</text:p>
      <text:p text:style-name="P20">kubectl get replicaset</text:p>
      <text:p text:style-name="P7"><text:span text:style-name="T15">k</text:span>ubectl describe <text:span text:style-name="T10">replicaset</text:span></text:p>
      <text:p text:style-name="P23">kubectl describe <text:span text:style-name="T14">replicaset</text:span> <text:span text:style-name="T15">replicaset</text:span><text:span text:style-name="T2">name</text:span></text:p>
      <text:p text:style-name="P12"><text:span text:style-name="T4">kubectl delete replicaset </text:span><text:span text:style-name="T6">replicaset-name</text:span></text:p>
      <text:p text:style-name="P20"/>
      <text:p text:style-name="P11"><text:span text:style-name="T4">Note: <text:s/></text:span><text:span text:style-name="T6">selector</text:span><text:span text:style-name="T4"> is optional for Replica</text:span><text:span text:style-name="T8">Set</text:span></text:p>
      <text:p text:style-name="P21"/>
      <text:p text:style-name="P18"><text:span text:style-name="T8">S</text:span><text:span text:style-name="T4">cale</text:span></text:p>
      <text:p text:style-name="P22"/>
      <text:p text:style-name="P22">kubectl replace -f replicaset-definition.yml</text:p>
      <text:p text:style-name="P22">kubectl scale –replicas=6 -f replicaset-definition.yml</text:p>
      <text:p text:style-name="P12"><text:span text:style-name="T4">kubectl scale -replicas=6 replicaset </text:span><text:span text:style-name="T6">replicaset-name</text:span></text:p>
      <text:p text:style-name="P35"/>
      <text:p text:style-name="P39">Deployment</text:p>
      <text:p text:style-name="P39"/>
      <text:p text:style-name="P16"><text:span text:style-name="T4">Rolling update</text:span><text:span text:style-name="T12">s</text:span></text:p>
      <text:p text:style-name="P27">Rollback</text:p>
      <text:p text:style-name="P28">Pause and resume changes</text:p>
      <text:p text:style-name="P29">Rollout and Versioning</text:p>
      <text:p text:style-name="P28"><text:soft-page-break/></text:p>
      <text:p text:style-name="P28"/>
      <text:p text:style-name="P30">kubectl create -f deployment-definition.yml</text:p>
      <text:p text:style-name="P26">kubectl apply -f deployment-definition.yml</text:p>
      <text:p text:style-name="P30">kubectl get deployments</text:p>
      <text:p text:style-name="P7"><text:span text:style-name="T15">k</text:span>ubectl describe <text:span text:style-name="T11">deployments</text:span></text:p>
      <text:p text:style-name="P33">kubectl describe <text:span text:style-name="T13">deployments</text:span> <text:span text:style-name="T13">deployment</text:span><text:span text:style-name="T2">name</text:span></text:p>
      <text:p text:style-name="P34">kubectl expose deploement {deployment-name} –type=Loadbalancer --port=80</text:p>
      <text:p text:style-name="P25"/>
      <text:p text:style-name="P24">kubectl rollout status <text:span text:style-name="T2">deploymentname</text:span></text:p>
      <text:p text:style-name="P24">kubectl rollout history <text:span text:style-name="T2">deploymentname</text:span></text:p>
      <text:p text:style-name="P36"><text:span text:style-name="T16">kubectl rollout undo </text:span><text:span text:style-name="T17">deploymentname</text:span></text:p>
      <text:p text:style-name="P38"/>
      <text:p text:style-name="P32">To record revision</text:p>
      <text:p text:style-name="P32"/>
      <text:p text:style-name="P31">kubectl create -f deployment-definition.yml <text:span text:style-name="T18">--</text:span><text:span text:style-name="T19">record=true</text:span></text:p>
      <text:p text:style-name="P38"/>
      <text:p text:style-name="P38">Deployment Strategy</text:p>
      <text:p text:style-name="P24"/>
      <text:list xml:id="list2505691101" text:style-name="L1">
        <text:list-item>
          <text:p text:style-name="P40">Recreate</text:p>
        </text:list-item>
        <text:list-item>
          <text:p text:style-name="P40">Rolling Update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<text:soft-page-break/>Readiness and Liveness Probes</text:p>
      <text:p text:style-name="P41"/>
      <text:p text:style-name="P43">Readiness Probe</text:p>
      <text:p text:style-name="P41">Pod Status</text:p>
      <text:p text:style-name="P41">- Pending</text:p>
      <text:p text:style-name="P41">- ContainerCreating</text:p>
      <text:p text:style-name="P41">- Running</text:p>
      <text:p text:style-name="P41"/>
      <text:p text:style-name="P42">Pod Conditions</text:p>
      <text:p text:style-name="P42">- PodScheduled</text:p>
      <text:p text:style-name="P42">- Initialized</text:p>
      <text:p text:style-name="P42">- ContainersReady</text:p>
      <text:p text:style-name="P42">- Ready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4:42:27.057625793</meta:creation-date>
    <dc:date>2020-04-10T21:39:16.419259752</dc:date>
    <meta:editing-duration>PT3H14M1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60" meta:word-count="202" meta:character-count="1655" meta:non-whitespace-character-count="1516"/>
  </office:meta>
</office:document-meta>
</file>